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00e9a1"/>
    </style:style>
    <style:style style:name="T3" style:family="text">
      <style:text-properties officeooo:rsid="0000e9a1"/>
    </style:style>
    <style:style style:name="T4" style:family="text">
      <style:text-properties officeooo:rsid="00016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3">You must submit an information sheet with every assignment.</text:p>
      <text:p text:style-name="P2"><text:span text:style-name="T1">Name:___</text:span><text:span text:style-name="T2">Gary Miller</text:span><text:span text:style-name="T1">________________________ Assignment #:</text:span> <text:span text:style-name="T1">____</text:span><text:span text:style-name="T2">Lab 7</text:span><text:span text:style-name="T1">_____</text:span></text:p>
      <text:p text:style-name="P2"><text:span text:style-name="T1">Program Due Date:</text:span> <text:span text:style-name="T1">___</text:span><text:span text:style-name="T2">4-1-16</text:span><text:span text:style-name="T1">____________________</text:span></text:p>
      <text:p text:style-name="P2"><text:span text:style-name="T1">Handed in Date:</text:span> <text:span text:style-name="T1">_____</text:span><text:span text:style-name="T2">4-15-16</text:span><text:span text:style-name="T1">_________________ </text:span></text:p>
      <text:p text:style-name="P3">Source code file name(s):</text:p>
      <text:p text:style-name="P3">___<text:span text:style-name="T3">Lab7String.java</text:span>_______________________________________________________</text:p>
      <text:p text:style-name="P3">___<text:span text:style-name="T4">Protein.java</text:span>________________________________________________________</text:p>
      <text:p text:style-name="P3">Compiled (.jar or .class) file name(s): ________________________</text:p>
      <text:p text:style-name="P3">____<text:span text:style-name="T3">Lab7Strings.class</text:span>__________________________________________________</text:p>
      <text:p text:style-name="P3">____<text:span text:style-name="T4">Protein.class</text:span>_________________________________________________________</text:p>
      <text:p text:style-name="P2"><text:span text:style-name="T1">Does your program compile without error?:</text:span> <text:span text:style-name="T1">____</text:span><text:span text:style-name="T2">yes</text:span><text:span text:style-name="T1">_________ </text:span></text:p>
      <text:p text:style-name="P3">If not, what is/are the error(s)?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</text:span><text:span text:style-name="T2">yes</text:span><text:span text:style-name="T1">_________ </text:span></text:p>
      <text:p text:style-name="P3">If not, what is/are the error(s) and which parts of your program run correctly?:</text:p>
      <text:p text:style-name="P3">______________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_<text:span text:style-name="T3">N/A</text:span>___________________________________________________________</text:p>
      <text:p text:style-name="P4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5:42:35.076277667</meta:creation-date>
    <dc:date>2016-04-15T15:45:01.725621084</dc:date>
    <meta:editing-duration>PT5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94" meta:character-count="1632" meta:non-whitespace-character-count="1562"/>
  </office:meta>
</office:document-meta>
</file>